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00cc33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 table:number-columns-repeated="2"/>
          <table:table-cell table:style-name="ce16" office:value-type="float" office:value="3100" calcext:value-type="float">
            <text:p>3100</text:p>
          </table:table-cell>
          <table:table-cell/>
        </table:table-row>
        <table:table-row table:style-name="ro3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1972.51082251082" calcext:value-type="float">
            <text:p>1972.5108225108</text:p>
          </table:table-cell>
          <table:table-cell office:value-type="string" calcext:value-type="string">
            <text:p>Անի Գ․</text:p>
          </table:table-cell>
          <table:table-cell office:value-type="float" office:value="6600" calcext:value-type="float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1972.51082251082" calcext:value-type="float">
            <text:p>1972.5108225108</text:p>
          </table:table-cell>
          <table:table-cell office:value-type="string" calcext:value-type="string">
            <text:p>Անժելա</text:p>
          </table:table-cell>
          <table:table-cell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1972.51082251082" calcext:value-type="float">
            <text:p>1972.5108225108</text:p>
          </table:table-cell>
          <table:table-cell office:value-type="string" calcext:value-type="string">
            <text:p>Արմենուհի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K4];[.K16])" office:value-type="float" office:value="80000" calcext:value-type="float">
            <text:p>800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" calcext:value-type="float">
            <text:p>3900</text:p>
          </table:table-cell>
          <table:table-cell/>
          <table:table-cell table:formula="of:=SUM([.G3])" office:value-type="float" office:value="35200" calcext:value-type="float">
            <text:p>352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1972.51082251082" calcext:value-type="float">
            <text:p>1972.510822510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44800" calcext:value-type="float">
            <text:p>44800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table:number-columns-repeated="2"/>
          <table:table-cell table:formula="of:=SUM([.B22:.F22])" office:value-type="float" office:value="1972.51082251082" calcext:value-type="float">
            <text:p>1972.510822510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table:number-columns-repeated="2"/>
          <table:table-cell table:formula="of:=SUM([.E22:.F22])" office:value-type="float" office:value="709.52380952381" calcext:value-type="float">
            <text:p>709.5238095238</text:p>
          </table:table-cell>
          <table:table-cell office:value-type="string" calcext:value-type="string">
            <text:p>Հասմիկ Դ․</text:p>
          </table:table-cell>
          <table:table-cell office:value-type="float" office:value="8200" calcext:value-type="float">
            <text:p>82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4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1972.51082251082" calcext:value-type="float">
            <text:p>1972.5108225108</text:p>
          </table:table-cell>
          <table:table-cell office:value-type="string" calcext:value-type="string">
            <text:p>Ժոզեֆ</text:p>
          </table:table-cell>
          <table:table-cell table:style-name="ce44" office:value-type="float" office:value="6850" calcext:value-type="float">
            <text:p>6850</text:p>
          </table:table-cell>
          <table:table-cell table:number-columns-repeated="2"/>
        </table:table-row>
        <table:table-row table:style-name="ro14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:.F22])" office:value-type="float" office:value="1036.79653679654" calcext:value-type="float">
            <text:p>1036.7965367965</text:p>
          </table:table-cell>
          <table:table-cell table:style-name="ce27" office:value-type="string" calcext:value-type="string">
            <text:p>Սարգիս</text:p>
          </table:table-cell>
          <table:table-cell table:style-name="Default" office:value-type="float" office:value="-3300" calcext:value-type="float">
            <text:p>-33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:.F22])" office:value-type="float" office:value="1036.79653679654" calcext:value-type="float">
            <text:p>1036.796536796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6800" calcext:value-type="float">
            <text:p>6800</text:p>
          </table:table-cell>
          <table:table-cell table:number-columns-repeated="2"/>
        </table:table-row>
        <table:table-row table:style-name="ro14">
          <table:table-cell table:number-columns-repeated="3"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:.F22])" office:value-type="float" office:value="1972.51082251082" calcext:value-type="float">
            <text:p>1972.5108225108</text:p>
          </table:table-cell>
          <table:table-cell office:value-type="string" calcext:value-type="string">
            <text:p>Արման</text:p>
          </table:table-cell>
          <table:table-cell office:value-type="float" office:value="4800" calcext:value-type="float">
            <text:p>4800</text:p>
          </table:table-cell>
          <table:table-cell table:number-columns-repeated="2"/>
        </table:table-row>
        <table:table-row table:style-name="ro14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1972.51082251082" calcext:value-type="float">
            <text:p>1972.5108225108</text:p>
          </table:table-cell>
          <table:table-cell office:value-type="string" calcext:value-type="string">
            <text:p>Սերյոժա</text:p>
          </table:table-cell>
          <table:table-cell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1972.51082251082" calcext:value-type="float">
            <text:p>1972.5108225108</text:p>
          </table:table-cell>
          <table:table-cell office:value-type="string" calcext:value-type="string">
            <text:p>Մհեր</text:p>
          </table:table-cell>
          <table:table-cell office:value-type="float" office:value="13100" calcext:value-type="float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1972.51082251082" calcext:value-type="float">
            <text:p>1972.5108225108</text:p>
          </table:table-cell>
          <table:table-cell office:value-type="string" calcext:value-type="string">
            <text:p>Դավիթ</text:p>
          </table:table-cell>
          <table:table-cell office:value-type="float" office:value="11700" calcext:value-type="float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1972.51082251082" calcext:value-type="float">
            <text:p>1972.510822510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6200" calcext:value-type="float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1972.51082251082" calcext:value-type="float">
            <text:p>1972.5108225108</text:p>
          </table:table-cell>
          <table:table-cell office:value-type="string" calcext:value-type="string">
            <text:p>Հրաչ</text:p>
          </table:table-cell>
          <table:table-cell office:value-type="float" office:value="7700" calcext:value-type="float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style-name="Default" office:value-type="float" office:value="-2100" calcext:value-type="float">
            <text:p>-2100</text:p>
          </table:table-cell>
          <table:table-cell table:number-columns-repeated="2"/>
        </table:table-row>
        <table:table-row table:style-name="ro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F22])" office:value-type="float" office:value="371.428571428571" calcext:value-type="float">
            <text:p>371.4285714286</text:p>
          </table:table-cell>
          <table:table-cell office:value-type="string" calcext:value-type="string">
            <text:p>Վահե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1036.79653679654" calcext:value-type="float">
            <text:p>1036.7965367965</text:p>
          </table:table-cell>
          <table:table-cell office:value-type="string" calcext:value-type="string">
            <text:p>Տաթև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1036.79653679654" calcext:value-type="float">
            <text:p>1036.7965367965</text:p>
          </table:table-cell>
          <table:table-cell office:value-type="string" calcext:value-type="string">
            <text:p>Մովսես</text:p>
          </table:table-cell>
          <table:table-cell office:value-type="float" office:value="5800" calcext:value-type="float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style-name="Default" office:value-type="float" office:value="-4300" calcext:value-type="float">
            <text:p>-4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36.79653679654" calcext:value-type="float">
            <text:p>1036.7965367965</text:p>
          </table:table-cell>
          <table:table-cell table:style-name="ce41" office:value-type="string" calcext:value-type="string">
            <text:p>Մարիամ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1972.51082251082" calcext:value-type="float">
            <text:p>1972.5108225108</text:p>
          </table:table-cell>
          <table:table-cell office:value-type="string" calcext:value-type="string">
            <text:p>Նաիրա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1972.51082251082" calcext:value-type="float">
            <text:p>1972.5108225108</text:p>
          </table:table-cell>
          <table:table-cell office:value-type="string" calcext:value-type="string">
            <text:p>Թամարա</text:p>
          </table:table-cell>
          <table:table-cell office:value-type="float" office:value="4200" calcext:value-type="float">
            <text:p>42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2:.F22])" office:value-type="float" office:value="1036.79653679654" calcext:value-type="float">
            <text:p>1036.7965367965</text:p>
          </table:table-cell>
          <table:table-cell office:value-type="string" calcext:value-type="string">
            <text:p>Vahe(Artsax)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style-name="ce16" office:value-type="float" office:value="40500" calcext:value-type="float">
            <text:p>40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1])" office:value-type="float" office:value="35244.1558441558" calcext:value-type="float">
            <text:p>35244.1558441558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16:32:55.817366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13T17:01:10.184453695</dc:date>
    <meta:editing-duration>P5DT11H3M30S</meta:editing-duration>
    <meta:editing-cycles>2038</meta:editing-cycles>
    <meta:generator>LibreOffice/4.2.6.3$Linux_X86_64 LibreOffice_project/420m0$Build-3</meta:generator>
    <meta:document-statistic meta:table-count="12" meta:cell-count="4845" meta:object-count="0"/>
  </office:meta>
</office:document-meta>
</file>